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0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mment</text:p>
          </table:table-cell>
          <table:table-cell office:value-type="string">
            <text:p>Time</text:p>
          </table:table-cell>
          <table:table-cell table:style-name="ce2" office:value-type="string">
            <text:p>Rate</text:p>
          </table:table-cell>
          <table:table-cell/>
        </table:table-row>
        <table:table-row table:style-name="ro1">
          <table:table-cell office:value-type="date" office:date-value="2019-11-08">
            <text:p>11/08/19</text:p>
          </table:table-cell>
          <table:table-cell office:value-type="string">
            <text:p>Meeting with Garrett at SSU, going over scope and state or project 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formula="of:=[.C2]*[.D2]" office:value-type="float" office:value="175">
            <text:p>175</text:p>
          </table:table-cell>
        </table:table-row>
        <table:table-row table:style-name="ro1">
          <table:table-cell office:value-type="date" office:date-value="2019-11-13">
            <text:p>11/13/19</text:p>
          </table:table-cell>
          <table:table-cell office:value-type="string">
            <text:p>Working trough docs available, indicating wrong revision files, prep proposal for 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C3]*[.D3]" office:value-type="float" office:value="140">
            <text:p>140</text:p>
          </table:table-cell>
        </table:table-row>
        <table:table-row table:style-name="ro1">
          <table:table-cell office:value-type="date" office:date-value="2019-11-16">
            <text:p>11/16/19</text:p>
          </table:table-cell>
          <table:table-cell office:value-type="string">
            <text:p>assembly of 5 PCBS from incomplete documentation, 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C4]*[.D4]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Proposal delivered 11-16-2019 – </text:p>
          </table:table-cell>
          <table:table-cell table:number-columns-repeated="2"/>
          <table:table-cell table:formula="of:=[.C5]*[.D5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6]*[.D6]" office:value-type="float" office:value="0">
            <text:p>0</text:p>
          </table:table-cell>
        </table:table-row>
        <table:table-row table:style-name="ro1">
          <table:table-cell office:value-type="date" office:date-value="2019-11-21">
            <text:p>11/21/19</text:p>
          </table:table-cell>
          <table:table-cell office:value-type="string">
            <text:p>Downloading PCB files from Board mfg houses and puzzling out which design files go with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7]*[.D7]"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latest builds of the boards</text:p>
          </table:table-cell>
          <table:table-cell table:number-columns-repeated="2"/>
          <table:table-cell table:formula="of:=[.C8]*[.D8]" office:value-type="float" office:value="0">
            <text:p>0</text:p>
          </table:table-cell>
        </table:table-row>
        <table:table-row table:style-name="ro1">
          <table:table-cell office:value-type="date" office:date-value="2019-11-22">
            <text:p>11/22/19</text:p>
          </table:table-cell>
          <table:table-cell office:value-type="string">
            <text:p>Commute to SSU for meeting to gather “example” and bone-pile boards for learning component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[.C9]*[.D9]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values from them, so that schematic can be completed. <text:s/>Taking inventory of parts bin.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C10]*[.D10]" office:value-type="float" office:value="450">
            <text:p>450</text:p>
          </table:table-cell>
        </table:table-row>
        <table:table-row table:style-name="ro1">
          <table:table-cell office:value-type="date" office:date-value="2019-11-25">
            <text:p>11/25/19</text:p>
          </table:table-cell>
          <table:table-cell office:value-type="string">
            <text:p>Battery Board <text:s/>– extracting comp values and correcting schematic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C11]*[.D11]" office:value-type="float" office:value="600">
            <text:p>600</text:p>
          </table:table-cell>
        </table:table-row>
        <table:table-row table:style-name="ro2">
          <table:table-cell office:value-type="date" office:date-value="2019-11-26">
            <text:p>11/26/19</text:p>
          </table:table-cell>
          <table:table-cell office:value-type="string">
            <text:p>Linksprite Board – <text:s/>extracting comp values and correcting schematic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C12]*[.D12]" office:value-type="float" office:value="600">
            <text:p>600</text:p>
          </table:table-cell>
        </table:table-row>
        <table:table-row table:style-name="ro2">
          <table:table-cell office:value-type="date" office:date-value="2019-11-27">
            <text:p>11/27/19</text:p>
          </table:table-cell>
          <table:table-cell office:value-type="string">
            <text:p>uStar Board <text:s/>– <text:s/>extracting comp values and correcting schematic 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formula="of:=[.C13]*[.D13]" office:value-type="float" office:value="375">
            <text:p>375</text:p>
          </table:table-cell>
        </table:table-row>
        <table:table-row table:style-name="ro2">
          <table:table-cell office:value-type="date" office:date-value="2019-11-28">
            <text:p>11/28/19</text:p>
          </table:table-cell>
          <table:table-cell office:value-type="string">
            <text:p>Ustar creating BOM, selecting Pns from Digikey – Looking through old orders to match up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14]*[.D14]" office:value-type="float" office:value="225">
            <text:p>225</text:p>
          </table:table-cell>
        </table:table-row>
        <table:table-row table:style-name="ro2">
          <table:table-cell office:value-type="date" office:date-value="2019-11-29">
            <text:p>11/29/19</text:p>
          </table:table-cell>
          <table:table-cell office:value-type="string">
            <text:p>Battery and Lightsprite – <text:s/>creating BOM, <text:s text:c="2"/>“” 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15]*[.D15]" office:value-type="float" office:value="300">
            <text:p>300</text:p>
          </table:table-cell>
        </table:table-row>
        <table:table-row table:style-name="ro2">
          <table:table-cell office:value-type="date" office:date-value="2019-11-30">
            <text:p>11/30/19</text:p>
          </table:table-cell>
          <table:table-cell office:value-type="string">
            <text:p>Combining BOM parts into one Digikey order – excluding parts already on hand 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[.C16]*[.D16]" office:value-type="float" office:value="150">
            <text:p>1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SUM([.E2:.E17])" office:value-type="float" office:value="3560">
            <text:p>3560</text:p>
          </table:table-cell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12/04/2019</text:date>, <text:time>10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Stofer</meta:initial-creator>
    <meta:creation-date>2019-12-04T09:35:28.81</meta:creation-date>
    <dc:date>2019-12-04T10:00:45.20</dc:date>
    <dc:creator>Gary Stofer</dc:creator>
    <meta:editing-duration>PT10M6S</meta:editing-duration>
    <meta:editing-cycles>2</meta:editing-cycles>
    <meta:generator>OpenOffice/4.1.7$Win32 OpenOffice.org_project/417m1$Build-9800</meta:generator>
    <meta:document-statistic meta:table-count="3" meta:cell-count="75" meta:object-count="0"/>
  </office:meta>
</office:document-meta>
</file>